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Nina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ne 28</text:p>
      <text:p text:style-name="P4">Month<text:tab/><text:tab/><text:tab/><text:tab/><text:tab/><text:tab/>June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Cincinnati</text:p>
      <text:p text:style-name="P4">State<text:tab/><text:tab/><text:tab/><text:tab/><text:tab/><text:tab/>OH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Miss Nina Morais/</text:p>
      <text:p text:style-name="P2">546 Nth 5<text:span text:style-name="T1">th</text:span><text:span text:style-name="T2"> St/ </text:span></text:p>
      <text:p text:style-name="P5">Philadelphia/</text:p>
      <text:p text:style-name="P5">Pa./</text:p>
      <text:p text:style-name="P5"/>
      <text:p text:style-name="P5">[Page 2]</text:p>
      <text:p text:style-name="P6">Cincinnati Friday afternoon/</text:p>
      <text:p text:style-name="P5">My dear children/</text:p>
      <text:p text:style-name="P2"><text:span text:style-name="T2"><text:tab/>I have just received all your letters, and I felt/ happy to learn that you are well and good. <text:s/>I am very very an-/-xious to be with you, but notwithstanding my great wish to return/ home, I may not be able to reach it by Monday night. <text:s/>Do/ not be therefore uneasy; at all events I think I shall telegraph/ to let you know precisely the time you may expect me./ <text:s/>Mr Ezekiel and family have been exceedingly kind in every way,/ and I don't think I can ever repay their acts of friendliness./ <text:s/>This evening I am </text:span><text:span text:style-name="T2">invited to supper at Mr J. Abraham's, and/ to-morrow by Mr Zuberg to dinner. <text:s/>I shall worship in an old/ German orthodox synagogue. <text:s/>Good sabbath to you all/ From Fath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5:40:41.34</meta:creation-date>
    <dc:date>2012-03-01T12:35:25.07</dc:date>
    <dc:creator>Penn Libraries</dc:creator>
    <meta:editing-duration>PT00H10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316" meta:character-count="2081"/>
  </office:meta>
</office:document-meta>
</file>